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b5d2" officeooo:paragraph-rsid="0017b5d2"/>
    </style:style>
    <style:style style:name="P2" style:family="paragraph" style:parent-style-name="Text_20_body">
      <style:text-properties officeooo:rsid="0017b5d2" officeooo:paragraph-rsid="001bae91"/>
    </style:style>
    <style:style style:name="P3" style:family="paragraph" style:parent-style-name="Text_20_body">
      <style:text-properties officeooo:rsid="001a6b07" officeooo:paragraph-rsid="001a6b07"/>
    </style:style>
    <style:style style:name="P4" style:family="paragraph" style:parent-style-name="Text_20_body">
      <style:text-properties officeooo:rsid="001bae91" officeooo:paragraph-rsid="001bae91"/>
    </style:style>
    <style:style style:name="P5" style:family="paragraph" style:parent-style-name="Subtitle">
      <style:text-properties officeooo:paragraph-rsid="0019a25a"/>
    </style:style>
    <style:style style:name="P6" style:family="paragraph" style:parent-style-name="Title" style:master-page-name="fdw">
      <style:paragraph-properties style:page-number="auto"/>
    </style:style>
    <style:style style:name="P7" style:family="paragraph" style:parent-style-name="Heading_20_2">
      <style:text-properties officeooo:rsid="0017b5d2" officeooo:paragraph-rsid="0017b5d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Footer">
      <style:paragraph-properties fo:text-align="end" style:justify-single-word="false"/>
      <style:text-properties officeooo:rsid="001a6b07" officeooo:paragraph-rsid="001a6b07"/>
    </style:style>
    <style:style style:name="P10" style:family="paragraph" style:parent-style-name="Header_20_left">
      <style:text-properties officeooo:rsid="001a6b07" officeooo:paragraph-rsid="001a6b07"/>
    </style:style>
    <style:style style:name="T1" style:family="text">
      <style:text-properties officeooo:rsid="0017b5d2"/>
    </style:style>
    <style:style style:name="T2" style:family="text">
      <style:text-properties officeooo:rsid="001bae91"/>
    </style:style>
    <style:style style:name="fr1" style:family="graphic" style:parent-style-name="Frame">
      <style:graphic-properties style:vertical-pos="middle" style:vertical-rel="page-content" style:horizontal-pos="center" style:horizontal-rel="page" fo:padding="0.15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draw:z-index="0">
        <draw:text-box fo:min-height="0.499cm" fo:min-width="17cm">
          <text:p text:style-name="P6">FD Engine</text:p>
          <text:p text:style-name="P5">An highly extensible game engine</text:p>
        </draw:text-box>
      </draw:frame>
      <text:p text:style-name="P6"/>
      <text:h text:style-name="P8" text:outline-level="1">Description du moteur</text:h>
      <text:h text:style-name="P7" text:outline-level="2">L’objectif</text:h>
      <text:p text:style-name="P2">FD Engine est un moteur de jeu sous forme de framework auquel on peut facilement ajouter des plugin et interchanger des composant (moteur de rendu OpenGL/Vulkan/DX, Moteur de sérialisation XML/Json, Moteur de script Python/Javascript/Lua, système de fenêtrage GLFW/Qt/SFML/SDL, etc.).</text:p>
      <text:p text:style-name="P2"><text:span text:style-name="T2">Le but étant d’offrir au développeur une boite à outils software / middleware dans laquelle il pourra faire tourner ses jeux (et dans un second temps les développer cf : concurence).</text:span></text:p>
      <text:p text:style-name="P4">L’utilisation du moteur se fera un peu comme on utilise le Framework Qt. On crée une instance du moteur et on utilise les composant dont on a besoin afin de manipuler les données de notre jeu et créer de nouveau composants.</text:p>
      <text:h text:style-name="Heading_20_2" text:outline-level="2"><text:span text:style-name="T1">L’e</text:span>xistant</text:h>
      <text:p text:style-name="P1">Une version alpha du moteur est déjà à peu près fonctionnelle.</text:p>
      <text:p text:style-name="P1">Elle permet actuellement de faire du rendu OpenGL dans une fenêtre GLFW , de sérialiser les composant en Json et de les manipuler en C++ ou en Python pour leur définir un comportement.</text:p>
      <text:h text:style-name="P7" text:outline-level="2">La stratégie</text:h>
      <text:p text:style-name="P3">Le projet FD Engine est un système s’appuyant sur d’autre services dédiés qui constitueront un framework. Chacun de ces services devra être échangeable contre un autre service apportant des fonctionnalités équivalente.</text:p>
      <text:p text:style-name="P3">Une implémentation de ces services sera réalisée et constituera le FD Framework sur lequel s’appuiera le FD Eng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1a6b07" officeooo:paragraph-rsid="001a6b07"/>
    </style:style>
    <style:style style:name="MP2" style:family="paragraph" style:parent-style-name="Footer">
      <style:paragraph-properties fo:text-align="end" style:justify-single-word="false"/>
      <style:text-properties officeooo:rsid="001a6b07" officeooo:paragraph-rsid="001a6b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dw" style:page-layout-name="Mpm2">
      <style:header>
        <text:p text:style-name="MP1">Fanatik Development</text:p>
      </style:header>
      <loext:header-first>
        <text:p text:style-name="MP1">Fanatik Development</text:p>
      </loext:header-first>
      <style:footer>
        <text:p text:style-name="MP2">FD Engine Specifications</text:p>
      </style:footer>
      <loext:footer-first>
        <text:p text:style-name="MP2">FD Engine Specifications</text:p>
      </loext:footer-first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6:31:00.579631331</meta:creation-date>
    <dc:date>2020-05-24T18:05:14.786594332</dc:date>
    <meta:editing-duration>PT12M2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2" meta:paragraph-count="17" meta:word-count="228" meta:character-count="1447" meta:non-whitespace-character-count="1236"/>
  </office:meta>
</office:document-meta>
</file>